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Standard">
      <style:text-properties style:font-name="Ubuntu" officeooo:rsid="00150a03" officeooo:paragraph-rsid="00150a03"/>
    </style:style>
    <style:style style:name="P2" style:family="paragraph" style:parent-style-name="Standard" style:list-style-name="L1">
      <style:text-properties style:font-name="Ubuntu" officeooo:rsid="00150a03" officeooo:paragraph-rsid="00150a03"/>
    </style:style>
    <style:style style:name="P3" style:family="paragraph" style:parent-style-name="Standard">
      <style:text-properties style:font-name="Ubuntu" officeooo:rsid="00150a03" officeooo:paragraph-rsid="00150a03"/>
    </style:style>
    <style:style style:name="P4" style:family="paragraph" style:parent-style-name="Standard">
      <style:text-properties style:font-name="Ubuntu" officeooo:rsid="00156ef4" officeooo:paragraph-rsid="00156ef4"/>
    </style:style>
    <style:style style:name="P5" style:family="paragraph" style:parent-style-name="Standard" style:list-style-name="L2">
      <style:text-properties style:font-name="Ubuntu" officeooo:rsid="00156ef4" officeooo:paragraph-rsid="00156ef4"/>
    </style:style>
    <style:style style:name="T1" style:family="text">
      <style:text-properties officeooo:rsid="00156ef4"/>
    </style:style>
    <style:style style:name="T2"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yecto version web <text:s/>“La cosa”</text:p>
      <text:p text:style-name="P1"/>
      <text:p text:style-name="P1">Alcance:</text:p>
      <text:p text:style-name="P1"/>
      <text:p text:style-name="P1"><text:tab/>El objetivo de este proyecto es crear una version simplificada del juego de cartas “La cosa” que tiene las siguientes <text:a xlink:type="simple" xlink:href="https://famaf.aulavirtual.unc.edu.ar/pluginfile.php/27371/mod_resource/content/1/Reglas%20del%20Juego_%20La%20Cosa.pdf" text:style-name="Internet_20_link" text:visited-style-name="Visited_20_Internet_20_Link">reglas</text:a>.</text:p>
      <text:p text:style-name="P1"/>
      <text:p text:style-name="P1"><text:span text:style-name="T1"><text:tab/>El sistema sera un software web donde los usarios podran jugar una version simplificada del juego. Los usuarios podran ingresar al software desde cualquier navegador. Donde para jugar deberan elegir algun nombre de usuario para la sesion, y luego seleccionar alguna sala de el listado de salas. Tambien se proveera la funcion de crear una sala, donde se podra configurar la cantidad minima y maxima de jugadores y si desea colocar una contraseña. <text:s/></text:span></text:p>
      <text:p text:style-name="P1"/>
      <text:p text:style-name="P4"><text:tab/>Dentro de una sala, habra una un chat donde podran participar todos los jugadores, durante la sala de espera y durante la partida. Al finalizar una partida se le mostrara el resultado al jugador y se lo eliminara de la sala y esta misma se cerrara. </text:p>
      <text:p text:style-name="P4"/>
      <text:p text:style-name="P4">El proyecto no incluira:</text:p>
      <text:list text:style-name="L2">
        <text:list-item>
          <text:p text:style-name="P5">un sistema de perfiles y usuarios</text:p>
        </text:list-item>
        <text:list-item>
          <text:p text:style-name="P5">un sistema de amigos</text:p>
        </text:list-item>
        <text:list-item>
          <text:p text:style-name="P5">sistema de matchmaking</text:p>
        </text:list-item>
        <text:list-item>
          <text:p text:style-name="P5">historial de partidas</text:p>
        </text:list-item>
        <text:list-item>
          <text:p text:style-name="P5">chats privados entre jugadores</text:p>
        </text:list-item>
      </text:list>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4T14:44:18.371787769</meta:creation-date>
    <dc:date>2023-08-29T14:47:05.750410140</dc:date>
    <meta:editing-duration>PT24M39S</meta:editing-duration>
    <meta:editing-cycles>2</meta:editing-cycles>
    <meta:generator>LibreOffice/7.5.5.2$Linux_X86_64 LibreOffice_project/50$Build-2</meta:generator>
    <meta:document-statistic meta:table-count="0" meta:image-count="0" meta:object-count="0" meta:page-count="1" meta:paragraph-count="11" meta:word-count="175" meta:character-count="1019" meta:non-whitespace-character-count="853"/>
  </office:meta>
</office:document-meta>
</file>